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paragraph-properties fo:text-align="center"/>
      <style:text-properties fo:font-size="26pt"/>
    </style:style>
    <style:style style:name="P3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4cm" svg:height="4.321cm" svg:x="1.27cm" svg:y="9.525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3" draw:layer="layout" svg:width="14.605cm" svg:height="5.715cm" svg:x="6.35cm" svg:y="12.7cm">
          <draw:text-box>
            <text:p text:style-name="P2"><text:span text:style-name="T1">Addison Higham</text:span></text:p>
            <text:p text:style-name="P2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s" presentation:presentation-page-layout-name="AL2T1" xml:id="id1" draw:id="id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why it's awesom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locking I/O is not awesome</text:p>
                <text:list>
                  <text:list-item>
                    <text:p><text:s/>To get concurrency (more users), we have to use threading, which has lots of overhead</text:p>
                  </text:list-item>
                  <text:list-item>
                    <text:p>Threading is complicated, your 'average' coder will probably screw it up</text:p>
                  </text:list-item>
                </text:list>
              </text:list-item>
              <text:list-item>
                <text:p>Node never does blocking I/O, ever</text:p>
                <text:list>
                  <text:list-item>
                    <text:p>No need to spawn off threads – better resource utilization, no overhead</text:p>
                  </text:list-item>
                  <text:list-item>
                    <text:p>Event loop results in pretty dang fast code</text:p>
                  </text:list-item>
                  <text:list-item>
                    <text:p>Its simple</text:p>
                  </text:list-item>
                </text:list>
              </text:list-item>
              <text:list-item>
                <text:p>Node is just javascript, nothing fancy</text:p>
                <text:list>
                  <text:list-item>
                    <text:p>The web runs on javascript, awesome code reuse!</text:p>
                  </text:list-item>
                </text:list>
              </text:list-item>
              <text:list-item>
                <text:p>Node has a vibrant community</text:p>
                <text:list>
                  <text:list-item>
                    <text:p>Only about 2 years old, yet 3,000 packages, 600 people in IRC, and 5,500 people on the mailing list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xml:id="id2" draw:id="id2">
        <draw:frame presentation:style-name="pr7" draw:text-style-name="P5" draw:layer="layout" svg:width="25.199cm" svg:height="3.506cm" svg:x="1.4cm" svg:y="0.837cm" presentation:class="title">
          <draw:text-box>
            <text:p text:style-name="P5">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2">1</text:span><text:span text:style-name="T2"><text:tab/></text:span><text:span text:style-name="T2">var http = require('http');</text:span></text:p>
                <text:p><text:span text:style-name="T2">2</text:span><text:span text:style-name="T2"><text:tab/></text:span><text:span text:style-name="T2">http.createServer(function (req, res) {</text:span></text:p>
                <text:p><text:span text:style-name="T2">3</text:span><text:span text:style-name="T2"><text:tab/></text:span><text:span text:style-name="T2"><text:tab/></text:span><text:span text:style-name="T2">res.writeHead(200, {'Content-Type': 'text/plain'});</text:span></text:p>
                <text:p><text:span text:style-name="T2">4 <text:s/></text:span><text:span text:style-name="T2"><text:tab/></text:span><text:span text:style-name="T2"><text:tab/></text:span><text:span text:style-name="T2">res.end('Hello World\n');</text:span></text:p>
                <text:p><text:span text:style-name="T2">5</text:span><text:span text:style-name="T2"><text:tab/></text:span><text:span text:style-name="T2">}).listen(1337, "127.0.0.1");</text:span></text:p>
                <text:p><text:span text:style-name="T2">6</text:span><text:span text:style-name="T2"><text:tab/></text:span><text:span text:style-name="T2">console.log('Server running at http://127.0.0.1:1337/');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0cm" fo:margin-right="0cm" fo:margin-top="0cm" fo:margin-bottom="0.1cm" fo:text-indent="0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5312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9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" style:page-layout-name="PM1" draw:style-name="Mdp2">
      <draw:frame draw:style-name="Mgr3" draw:text-style-name="MP4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" style:page-layout-name="PM1" draw:style-name="Mdp2">
      <draw:frame draw:style-name="Mgr3" draw:text-style-name="MP4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8:51:17</meta:creation-date>
    <meta:editing-duration>PT1H42M12S</meta:editing-duration>
    <meta:editing-cycles>2</meta:editing-cycles>
    <dc:date>2011-08-09T22:04:01</dc:date>
    <dc:creator>Addison Higham</dc:creator>
    <meta:document-statistic meta:object-count="57"/>
    <meta:generator>LibreOffice/3.3$Unix LibreOffice_project/330m19$Build-202</meta:generator>
  </office:meta>
</office:document-meta>
</file>